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op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VICE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ory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erox shop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ity_detail_for_shop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Y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athanadu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mbakonn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edamangalam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tukottai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REATED 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K street</text:p>
          </table:table-cell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8/08/202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06:23.649175956</meta:creation-date>
    <dc:date>2025-08-25T14:33:28.313765046</dc:date>
    <meta:editing-duration>PT1H1M58S</meta:editing-duration>
    <meta:editing-cycles>6</meta:editing-cycles>
    <meta:generator>LibreOffice/24.2.7.2$Linux_X86_64 LibreOffice_project/420$Build-2</meta:generator>
    <meta:document-statistic meta:table-count="4" meta:cell-count="87" meta:object-count="0"/>
  </office:meta>
</office:document-meta>
</file>